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language="es" fo:country="ES"/>
    </style:style>
    <style:style style:name="P2" style:family="paragraph" style:parent-style-name="Heading_20_1">
      <style:text-properties fo:language="es" fo:country="ES"/>
    </style:style>
    <style:style style:name="P3" style:family="paragraph" style:parent-style-name="Standard">
      <style:text-properties fo:language="es" fo:country="ES" officeooo:rsid="0018f3a7" officeooo:paragraph-rsid="0018f3a7"/>
    </style:style>
    <style:style style:name="P4" style:family="paragraph" style:parent-style-name="Standard">
      <style:text-properties fo:language="es" fo:country="ES" officeooo:rsid="001db580" officeooo:paragraph-rsid="001db580"/>
    </style:style>
    <style:style style:name="P5" style:family="paragraph" style:parent-style-name="Standard">
      <style:text-properties officeooo:rsid="0019e109" officeooo:paragraph-rsid="0019e109"/>
    </style:style>
    <style:style style:name="P6" style:family="paragraph" style:parent-style-name="Standard">
      <style:text-properties officeooo:rsid="001b545b" officeooo:paragraph-rsid="001b545b"/>
    </style:style>
    <style:style style:name="P7" style:family="paragraph" style:parent-style-name="Standard">
      <style:text-properties officeooo:rsid="001d3131" officeooo:paragraph-rsid="001d3131"/>
    </style:style>
    <style:style style:name="P8" style:family="paragraph" style:parent-style-name="Heading_20_2" style:list-style-name="WWNum12">
      <style:text-properties fo:language="es" fo:country="ES"/>
    </style:style>
    <style:style style:name="P9" style:family="paragraph" style:parent-style-name="Heading_20_2" style:list-style-name="WWNum12">
      <style:text-properties fo:language="es" fo:country="ES" officeooo:paragraph-rsid="001b545b"/>
    </style:style>
    <style:style style:name="P10" style:family="paragraph" style:parent-style-name="Standard">
      <style:text-properties officeooo:rsid="001d3131" officeooo:paragraph-rsid="001e0442"/>
    </style:style>
    <style:style style:name="T1" style:family="text">
      <style:text-properties officeooo:rsid="0019b233"/>
    </style:style>
    <style:style style:name="T2" style:family="text">
      <style:text-properties officeooo:rsid="0019e109"/>
    </style:style>
    <style:style style:name="T3" style:family="text">
      <style:text-properties officeooo:rsid="001d3131"/>
    </style:style>
    <style:style style:name="T4" style:family="text">
      <style:text-properties officeooo:rsid="001db580"/>
    </style:style>
    <style:style style:name="T5" style:family="text">
      <style:text-properties officeooo:rsid="001e0442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1e04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eguntas de Repaso - Introducción a los Lenguajes de Marcas</text:h>
      <text:list xml:id="list340436773" text:style-name="WWNum12">
        <text:list-item>
          <text:h text:style-name="P8" text:outline-level="2">¿Qué es un lenguaje de marcas y en qué se diferencia de un lenguaje de programación?</text:h>
        </text:list-item>
      </text:list>
      <text:p text:style-name="P3">Se trata de un sistema que estructura y presenta contenido mediante marcas o etiquetas que <text:span text:style-name="T1">debe ser fácilmente distinguible del texto normal. La principal diferencia es que lo lenguajes de programación <text:s/></text:span><text:span text:style-name="T2">definen lógica o funcionalidades para crear programas interactivos y no permite utilizar metadatos como el de marcas.</text:span></text:p>
      <text:list xml:id="list142552567477159" text:continue-numbering="true" text:style-name="WWNum12">
        <text:list-item>
          <text:h text:style-name="P8" text:outline-level="2">¿Cuáles son las ventajas de utilizar lenguajes de marcas en el tratamiento de la información?</text:h>
        </text:list-item>
      </text:list>
      <text:p text:style-name="P5">El lenguaje de marcas permite representar metadatos y datos estructurados que puede ser comprendidos por el ordenador, además, son independientes de la plataforma, <text:span text:style-name="T7">por lo que permite</text:span> presentar datos en diferentes plataformas.</text:p>
      <text:list xml:id="list142552996482143" text:continue-numbering="true" text:style-name="WWNum12">
        <text:list-item>
          <text:h text:style-name="P8" text:outline-level="2">¿Cómo se clasifican los lenguajes de marcas y qué caracteriza a cada categoría?</text:h>
        </text:list-item>
      </text:list>
      <text:p text:style-name="P6">El lenguaje de marcas se clasifican en dos categorías: <text:span text:style-name="T5">de</text:span> presentación y semántico. <text:span text:style-name="T5">El lenguaje de marcas de presentación</text:span> se encarga de indicar de qué manera de deben presentar los datos, <text:span text:style-name="T7">mientra que</text:span><text:span text:style-name="T6"> </text:span><text:span text:style-name="T7">e</text:span><text:span text:style-name="T6">l segundo </text:span>utiliza marcas o etiquetas que permiten estructurar la información del documento para su comprensión. </text:p>
      <text:list xml:id="list142554229787809" text:continue-numbering="true" text:style-name="WWNum12">
        <text:list-item>
          <text:h text:style-name="P8" text:outline-level="2">Explica las principales diferencias entre un archivo binario y un archivo de texto.</text:h>
        </text:list-item>
      </text:list>
      <text:p text:style-name="P6"><text:span text:style-name="T7">Los archivos binarios son</text:span><text:span text:style-name="T5"> una </text:span>sucesión de bits <text:span text:style-name="T7">cuyo formato en el que se codifica</text:span><text:span text:style-name="T5"> </text:span>es necesario para poder comprender su significado. Mientras que los archivos de texto, son un conjunto de caracteres codificado que ha sido adoptad<text:span text:style-name="T5">o</text:span> a pesar de el mayor tamaño que ocupa comparado con los archivos binarios. </text:p>
      <text:list xml:id="list142553224606467" text:continue-numbering="true" text:style-name="WWNum12">
        <text:list-item>
          <text:h text:style-name="P9" text:outline-level="2">¿Qué son los metadatos y cómo se integran en los archivos binarios y de texto?</text:h>
        </text:list-item>
      </text:list>
      <text:p text:style-name="P6">Los metadatos son etiquetas que permiten procesar o describir la información <text:s/>de un archivo, no es el dato o contenido principal, sino, un elemento que permite entender o usar el archivo mejor. <text:span text:style-name="T3">En un archivo de texto, los metadatos pueden aparecer al principio o al final del archivo que no forma parte del texto, sino que da información extra. En un archivo </text:span><text:soft-page-break/><text:span text:style-name="T3">binario, los metadatos no pueden ser leídos como texto, si no que se presentan como imágenes, videos o programas.</text:span></text:p>
      <text:list xml:id="list142553087035304" text:continue-numbering="true" text:style-name="WWNum12">
        <text:list-item>
          <text:h text:style-name="P8" text:outline-level="2">¿Por qué es importante seguir las reglas de sintaxis en un lenguaje de marcas? Proporciona un ejemplo.</text:h>
        </text:list-item>
      </text:list>
      <text:p text:style-name="P7">Porque al seguir las reglas, podemos prevenirnos de evitar malinterpretaciones o errores. Por ejemplo: &lt;p&gt;Hola, bienvenido a mi página web. <text:s/>Al no cerra el &lt;p&gt; que indica un párrafo, el navegador no podrá saber donde termina el párrafo y puede arruinar el texto.</text:p>
      <text:list xml:id="list142553506434320" text:continue-numbering="true" text:style-name="WWNum12">
        <text:list-item>
          <text:h text:style-name="P8" text:outline-level="2">Describe brevemente la evolución de los lenguajes de marcas, mencionando GML, SGML, HTML y XML.</text:h>
        </text:list-item>
      </text:list>
      <text:p text:style-name="P7">Primeramente, en 1969 apareció GML, un metalenguaje que permitía establecer reglas para crear lenguajes. A continuación, surgió SGML que en su momento era muy complejo y poso usado por su complejidad. De SGML, surgió HTML. Se trata de un lenguaje de marcas de presentación que permitió el impulso de la Wold Wide Web (Tim Bernes-Lee). Y finalmente XML apareció para estructurar, almacenar, y transportar datos, aportando mayor extensibilidad.</text:p>
      <text:list xml:id="list142552540029499" text:continue-numbering="true" text:style-name="WWNum12">
        <text:list-item>
          <text:h text:style-name="P8" text:outline-level="2">¿Cuáles son las características que hacen de XML un estándar en la representación y transporte de información estructurada?</text:h>
        </text:list-item>
      </text:list>
      <text:p text:style-name="P10">XML se convirtió en el estándar de representación de datos, <text:span text:style-name="T7">entre muchas de sus características, la capacidad de diseñar y desarrollar lenguajes de marcases una fue destacada. </text:span><text:span text:style-name="T5">Además es posible</text:span><text:span text:style-name="T4"> </text:span><text:span text:style-name="T5">personalizar</text:span><text:span text:style-name="T4"> etiquetas, </text:span><text:span text:style-name="T5">y su</text:span><text:span text:style-name="T4"> legibilidad </text:span><text:span text:style-name="T5">es </text:span><text:span text:style-name="T4">prácticamente fácil para humanos y máquinas. </text:span><text:span text:style-name="T5">Otra de sus características es </text:span><text:span text:style-name="T4">su independencia en diferente plataformas.</text:span></text:p>
      <text:list xml:id="list142553606360878" text:continue-numbering="true" text:style-name="WWNum12">
        <text:list-item>
          <text:h text:style-name="P8" text:outline-level="2">¿Qué ventajas e inconvenientes tienen los archivos de texto en comparación con los binarios?</text:h>
        </text:list-item>
      </text:list>
      <text:p text:style-name="P4">Los archivos de texto son <text:span text:style-name="T7">más</text:span><text:span text:style-name="T5"> </text:span>grandes que lo binarios, <text:span text:style-name="T5">aun así,</text:span> ha <text:span text:style-name="T5">sido </text:span><text:s/>adoptado pese a su tamaño. Además, un archivo de texto es comprensible por lo humanos, sin embargo, se necesitan sistemas de codificación para su comprens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es" fo:country="ES" style:letter-kerning="false" style:font-name-asian="ＭＳ 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s" fo:country="ES" style:letter-kerning="false" style:font-name-asian="ＭＳ 明朝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Texto_20_independiente_20_2_20_C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Texto_20_independiente_20_3_20_C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Texto_20_macro_20_C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Cita_20_C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Car" style:display-name="Título C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exto_20_independiente_20_Car" style:display-name="Texto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 loext:linked-style-name="Body_20_Text_20_2"/>
    <style:style style:name="Texto_20_independiente_20_3_20_Car" style:display-name="Texto independiente 3 C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Texto_20_macro_20_Car" style:display-name="Texto macro C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Cita_20_Car" style:display-name="Cita C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Título_20_4_20_Car" style:display-name="Título 4 C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M - Lenguaje de Marcas | UT1 INTRODUCCIÓN | Actividades de repas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7</meta:editing-cycles>
    <meta:creation-date>2024-08-30T10:09:00</meta:creation-date>
    <dc:date>2025-10-01T14:25:52.209598061</dc:date>
    <meta:editing-duration>PT29M19S</meta:editing-duration>
    <meta:generator>LibreOffice/7.3.7.2$Linux_X86_64 LibreOffice_project/30$Build-2</meta:generator>
    <meta:document-statistic meta:table-count="0" meta:image-count="0" meta:object-count="0" meta:page-count="2" meta:paragraph-count="20" meta:word-count="630" meta:character-count="3899" meta:non-whitespace-character-count="3292"/>
    <meta:user-defined meta:name="AppVersion">16.0000</meta:user-defined>
    <meta:template xlink:type="simple" xlink:actuate="onRequest" xlink:title="Normal.dotm" xlink:href=""/>
  </office:meta>
</office:document-meta>
</file>